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125711" officeooo:paragraph-rsid="00125711"/>
    </style:style>
    <style:style style:name="T1" style:family="text">
      <style:text-properties officeooo:rsid="0013dec0"/>
    </style:style>
    <style:style style:name="T2" style:family="text">
      <style:text-properties style:text-position="super 58%" officeooo:rsid="0013dec0"/>
    </style:style>
    <style:style style:name="T3" style:family="text">
      <style:text-properties fo:font-style="italic" officeooo:rsid="0013dec0" style:font-style-asian="italic" style:font-style-complex="italic"/>
    </style:style>
    <style:style style:name="T4" style:family="text">
      <style:text-properties fo:font-style="normal" officeooo:rsid="0013dec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morning frost clung to the sun stroked grass as if it had rained diamonds in the night. Even the cold can make beautiful things, Isak thought, his boots melting prints as he made his way to the woods. </text:p>
      <text:p text:style-name="P1"><text:tab/>A glance over his shoulder showed the prints winding back to the house by the garden. Here is a painting. The locals, these Northerners, liked his pieces that captured the cold, such a hallmark of their land, so different from the land of Isak’s ancestors, his father. <text:s/>He pulled his scarf tighter. Despite being born in the North, he’d never been used to the cold. </text:p>
      <text:p text:style-name="P1"><text:tab/>His eyes shifted to the ground as he entered the woods, bright with the pale low sun shining through bare branches. He needed to gather firewood. Not the logs he used to heat his home, sticks only. His mother was becoming a grandmother again — as the locals would say, from Isak’s sister this time, a cousin for Isak’s son. It was called a branching ceremony, when a grandmother begot two new families, and it was tradition to host a bonfire of twigs and branches. A strange custom to Isak and his southern people, but one he liked. His mother deserved celebration. The Northerners got some things right, he supposed. </text:p>
      <text:p text:style-name="P1"><text:tab/>There had been resistance in the Southern community, up here, to practicing any Northern customs, but they didn’t have anything for grandparents so his family decided to give it a shot. It couldn’t insult his ancestors, warred and displaced by these Northerners though they were, to honor his own mother. He lifted branches into his arms and with the work, let his scarf fall again. Even the winters got easier with each passing year. </text:p>
      <text:p text:style-name="P1"><text:tab/>He kept the image of his footprints in his mind, it could be a brilliant painting. Weaving its way past the garden with its soil churned and prepared for the spring planting. All the sprouts were still in the house waiting for the last frost. It had annoyed him before, waiting, but if he got his next painting and paycheck out of it, it was worth it. </text:p>
      <text:p text:style-name="P1"><text:tab/>A flock of birds burst out of the tree above Isak and nearly caused him to drop what was becoming a heavy bundle. The baby birds chirped frantically as the sounds of the wings of their mothers faded away. It made him think of his own son, off to school soon. A thrill of pride. When Isak was a boy and the Southerners had been recently brought North within the last decade, they weren’t allowed to attend Northern schools. It made him feel like they stuck out more, quite apart from being much shorter and not having the Northerners’ sharp features, to not have learned to read their language properly. He was fortunate to have a father who was an artist who could teach him the craft. </text:p>
      <text:p text:style-name="P1"><text:tab/>A sigh clouded the crisp air and Isak started to top off his pile with thin twigs. Back in the South his father would be patronized, put up for months in villas to work all expenses paid. It was a respected and loved life. Isak had to hope for locals to pay near asking price. </text:p>
      <text:p text:style-name="P1"><text:tab/>This next work though, what an image it was, with the diamonds in the grass around his garden, maybe he would put a frosted glass stem growing there. With this next work, and the reputation he was beginning to build, maybe he would be able to afford a mule for the garden. He might even be able to grow half of the family’s food for the year himself if he had that. Or a car that ran on gas — a tractor, the ones for planting were called. Maybe with this new land were luxuries his ancestors couldn’t have dreamed up. </text:p>
      <text:p text:style-name="P1"><text:tab/>Rumbling alerted him, as if he’d conjured it with his musing, to the arrival of a car. Who did he know that could afford a car? He made his way back to his lawn and toward the garden where it had parked. Smoke, black as pepper coughed from the pipes, so unlike his own breath. </text:p>
      <text:p text:style-name="P1"><text:tab/><text:span text:style-name="T1">It was the government car, a message, must be. He shifted the sticks in his arms, but couldn’t figure out how to produce an arm for a handshake. He liked the courier, short for a Northerner, almost could be mistaken for Isak’s own blood, and kindly. </text:span></text:p>
      <text:p text:style-name="P1"><text:soft-page-break/><text:tab/><text:span text:style-name="T1">Isak gave up on his plan for a handshake, the courier would have to do with a smile and a call of greeting. </text:span></text:p>
      <text:p text:style-name="P1"><text:tab/><text:span text:style-name="T1">The smile faltered though when the man stepped from the car. Too tall, towering to Isak, and cheekbones like slate cliffs. </text:span></text:p>
      <text:p text:style-name="P1"><text:tab/>“<text:span text:style-name="T1">Welcome,” Isak managed, shifting his sticks uncomfortably, “to my home.” He knew his pauses gave away his unease, and that felt… small. He considered mentioning that he was going to hold a branching ceremony with his sticks. </text:span></text:p>
      <text:p text:style-name="P1"><text:tab/>“<text:span text:style-name="T1">Thank you,” the man replied unsmiling, “You are Isak Yossison?”</text:span></text:p>
      <text:p text:style-name="P1"><text:tab/><text:span text:style-name="T1">Yosi’s son, Isak thought. “Yes.”</text:span></text:p>
      <text:p text:style-name="P1"><text:tab/><text:span text:style-name="T1">The man pulled a sheaf of paper from his jacket pocket. </text:span></text:p>
      <text:p text:style-name="P1"><text:tab/>“<text:span text:style-name="T1">I have here a decree from the new Lord Mayor. It says:</text:span></text:p>
      <text:p text:style-name="P1"><text:tab/><text:tab/><text:span text:style-name="T1">All Southerners within his Lordship’s bounds; that is 65 miles to the East and West, to the Grey Sea in the North, and the White River on South; must hereby leave his territory for good. Any Southerners who remain beyond the 31</text:span><text:span text:style-name="T2">st</text:span><text:span text:style-name="T1"> of this month, that is in three weeks time, will answer to his Lordship’s rifleman. Any possessions that are your own must be carried out, if left they will be possessed by the Lord’s House. Isak Yossison, you are a Southerner by birth, that of your father </text:span><text:span text:style-name="T3">and </text:span><text:span text:style-name="T4">mother, and therefore are advised to move with your family at the soonest possible time. End of decree.”</text:span></text:p>
      <text:p text:style-name="P1"><text:span text:style-name="T4"><text:tab/>The man stood and stared at Isak for a moment with nothing written on his face. If he were waiting for a reply, Isak was frozen. Eventually he turned, reignited the car’s black coughs, and left. </text:span></text:p>
      <text:p text:style-name="P1"><text:span text:style-name="T4"><text:tab/>The sticks fell from Isak’s arm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9T20:19:23.040000000</meta:creation-date>
    <dc:date>2024-06-29T20:45:42.557000000</dc:date>
    <meta:editing-duration>PT26M18S</meta:editing-duration>
    <meta:editing-cycles>3</meta:editing-cycles>
    <meta:generator>LibreOffice/7.5.5.2$Windows_X86_64 LibreOffice_project/ca8fe7424262805f223b9a2334bc7181abbcbf5e</meta:generator>
    <meta:document-statistic meta:table-count="0" meta:image-count="0" meta:object-count="0" meta:page-count="2" meta:paragraph-count="20" meta:word-count="1006" meta:character-count="5493" meta:non-whitespace-character-count="4467"/>
  </office:meta>
</office:document-meta>
</file>